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 fo:padding="0cm" fo:border-left="none" fo:border-right="none" fo:border-top="none" fo:border-bottom="0.99pt solid #000000"/>
      <style:text-properties fo:font-weight="bold" officeooo:paragraph-rsid="00509b69" style:font-weight-asian="bold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fo:font-weight="normal" officeooo:rsid="004c621e" officeooo:paragraph-rsid="00187c92" style:font-size-asian="10.5pt" style:font-weight-asian="normal" style:font-name-complex="Arial" style:font-size-complex="10.5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618e96" officeooo:paragraph-rsid="00618e96" style:font-size-asian="10.5pt" style:font-weight-asian="bold" style:font-name-complex="Arial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599a68" officeooo:paragraph-rsid="00599a68" style:font-size-asian="10.5pt" style:font-name-complex="Arial" style:font-size-complex="10.5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1" style:family="paragraph" style:parent-style-name="Standard"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1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99a68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5295cb" officeooo:paragraph-rsid="005295cb"/>
    </style:style>
    <style:style style:name="P15" style:family="paragraph" style:parent-style-name="Standard">
      <style:paragraph-properties fo:padding="0cm" fo:border-left="none" fo:border-right="none" fo:border-top="none" fo:border-bottom="0.99pt solid #000000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618e96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618e96" style:font-weight-asian="normal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19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43dd1" officeooo:paragraph-rsid="00643dd1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7356d4" officeooo:paragraph-rsid="007356d4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2cb85" officeooo:paragraph-rsid="0062cb85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6cb4c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76e9c2" style:font-size-asian="10.5pt" style:font-name-complex="Arial" style:font-size-complex="10.5pt"/>
    </style:style>
    <style:style style:name="P25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356d4"/>
    </style:style>
    <style:style style:name="P2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79481c"/>
    </style:style>
    <style:style style:name="P2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76e9c2" officeooo:paragraph-rsid="0076e9c2"/>
    </style:style>
    <style:style style:name="T1" style:family="text">
      <style:text-properties fo:font-size="10.5pt" style:font-size-asian="10.5pt" style:font-name-complex="Arial" style:font-size-complex="10.5pt"/>
    </style:style>
    <style:style style:name="T2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3" style:family="text">
      <style:text-properties fo:font-size="10.5pt" officeooo:rsid="00187c92" style:font-size-asian="10.5pt" style:font-name-complex="Arial" style:font-size-complex="10.5pt"/>
    </style:style>
    <style:style style:name="T4" style:family="text">
      <style:text-properties fo:font-size="10.5pt" officeooo:rsid="00190811" style:font-size-asian="10.5pt" style:font-name-complex="Arial" style:font-size-complex="10.5pt"/>
    </style:style>
    <style:style style:name="T5" style:family="text">
      <style:text-properties fo:font-size="10.5pt" officeooo:rsid="003e2964" style:font-size-asian="10.5pt" style:font-name-complex="Arial" style:font-size-complex="10.5pt"/>
    </style:style>
    <style:style style:name="T6" style:family="text">
      <style:text-properties fo:font-size="10.5pt" officeooo:rsid="00509b69" style:font-size-asian="10.5pt" style:font-name-complex="Arial" style:font-size-complex="10.5pt"/>
    </style:style>
    <style:style style:name="T7" style:family="text">
      <style:text-properties fo:font-size="10.5pt" officeooo:rsid="00618e96" style:font-size-asian="10.5pt" style:font-name-complex="Arial" style:font-size-complex="10.5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618e96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599a68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5b02e7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6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0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normal" officeooo:rsid="00187c9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3" style:family="text">
      <style:text-properties fo:font-size="10.5pt" fo:font-style="italic" fo:font-weight="normal" officeooo:rsid="001d19e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79481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7bf72d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language="en" fo:country="AU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language="en" fo:country="AU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language="en" fo:country="AU" fo:font-style="italic" fo:font-weight="normal" officeooo:rsid="0054f70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language="en" fo:country="AU" fo:font-style="italic" fo:font-weight="normal" officeooo:rsid="00643dd1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language="en" fo:country="AU" fo:font-style="italic" fo:font-weight="normal" officeooo:rsid="007356d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language="en" fo:country="AU" fo:font-style="italic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3" style:family="text">
      <style:text-properties fo:font-size="10.5pt" fo:language="en" fo:country="AU" fo:font-style="italic" fo:font-weight="bold" officeooo:rsid="00618e96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4" style:family="text">
      <style:text-properties fo:font-size="10.5pt" fo:language="en" fo:country="AU" fo:font-style="italic" fo:font-weight="bold" officeooo:rsid="006df573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5" style:family="text">
      <style:text-properties fo:font-size="10.5pt" fo:language="en" fo:country="AU" fo:font-style="italic" style:font-size-asian="10.5pt" style:font-style-asian="italic" style:font-name-complex="Arial" style:font-size-complex="10.5pt" style:font-style-complex="italic"/>
    </style:style>
    <style:style style:name="T36" style:family="text">
      <style:text-properties fo:font-size="10.5pt" fo:language="en" fo:country="AU" fo:font-style="italic" officeooo:rsid="006cb4c3" style:font-size-asian="10.5pt" style:font-style-asian="italic" style:font-name-complex="Arial" style:font-size-complex="10.5pt" style:font-style-complex="italic"/>
    </style:style>
    <style:style style:name="T37" style:family="text">
      <style:text-properties fo:font-size="10.5pt" fo:language="en" fo:country="AU" fo:font-style="italic" officeooo:rsid="007356d4" style:font-size-asian="10.5pt" style:font-style-asian="italic" style:font-name-complex="Arial" style:font-size-complex="10.5pt" style:font-style-complex="italic"/>
    </style:style>
    <style:style style:name="T38" style:family="text">
      <style:text-properties fo:font-size="10.5pt" fo:language="en" fo:country="AU" fo:font-weight="normal" officeooo:rsid="00509b69" style:font-size-asian="10.5pt" style:font-weight-asian="normal" style:font-name-complex="Arial" style:font-size-complex="10.5pt" style:font-style-complex="italic" style:font-weight-complex="normal"/>
    </style:style>
    <style:style style:name="T39" style:family="text">
      <style:text-properties fo:font-size="10.5pt" fo:language="en" fo:country="AU" fo:font-weight="normal" officeooo:rsid="00599a68" style:font-size-asian="10.5pt" style:font-weight-asian="normal" style:font-name-complex="Arial" style:font-size-complex="10.5pt" style:font-style-complex="italic" style:font-weight-complex="normal"/>
    </style:style>
    <style:style style:name="T40" style:family="text">
      <style:text-properties fo:font-size="10.5pt" fo:language="en" fo:country="AU" fo:font-weight="bold" officeooo:rsid="001d19ec" style:font-size-asian="10.5pt" style:font-weight-asian="bold" style:font-name-complex="Arial" style:font-size-complex="10.5pt" style:font-style-complex="italic"/>
    </style:style>
    <style:style style:name="T41" style:family="text">
      <style:text-properties fo:font-size="10.5pt" fo:language="en" fo:country="AU" fo:font-weight="bold" style:font-size-asian="10.5pt" style:font-weight-asian="bold" style:font-name-complex="Arial" style:font-size-complex="10.5pt" style:font-weight-complex="bold"/>
    </style:style>
    <style:style style:name="T42" style:family="text">
      <style:text-properties fo:font-size="10.5pt" fo:language="en" fo:country="AU" style:font-size-asian="10.5pt" style:font-name-complex="Arial" style:font-size-complex="10.5pt"/>
    </style:style>
    <style:style style:name="T43" style:family="text">
      <style:text-properties fo:font-size="10.5pt" fo:language="en" fo:country="AU" officeooo:rsid="0062cb85" style:font-size-asian="10.5pt" style:font-name-complex="Arial" style:font-size-complex="10.5pt"/>
    </style:style>
    <style:style style:name="T44" style:family="text">
      <style:text-properties fo:font-size="10.5pt" fo:language="en" fo:country="AU" officeooo:rsid="00618e96" style:font-size-asian="10.5pt" style:font-name-complex="Arial" style:font-size-complex="10.5pt"/>
    </style:style>
    <style:style style:name="T45" style:family="text">
      <style:text-properties fo:font-size="10.5pt" fo:language="en" fo:country="AU" officeooo:rsid="00643dd1" style:font-size-asian="10.5pt" style:font-name-complex="Arial" style:font-size-complex="10.5pt"/>
    </style:style>
    <style:style style:name="T46" style:family="text">
      <style:text-properties fo:font-size="10.5pt" fo:language="en" fo:country="AU" officeooo:rsid="006706ac" style:font-size-asian="10.5pt" style:font-name-complex="Arial" style:font-size-complex="10.5pt"/>
    </style:style>
    <style:style style:name="T47" style:family="text">
      <style:text-properties fo:font-size="10.5pt" fo:language="en" fo:country="AU" officeooo:rsid="0069d09e" style:font-size-asian="10.5pt" style:font-name-complex="Arial" style:font-size-complex="10.5pt"/>
    </style:style>
    <style:style style:name="T48" style:family="text">
      <style:text-properties fo:font-size="10.5pt" fo:language="en" fo:country="AU" officeooo:rsid="006cb4c3" style:font-size-asian="10.5pt" style:font-name-complex="Arial" style:font-size-complex="10.5pt"/>
    </style:style>
    <style:style style:name="T49" style:family="text">
      <style:text-properties fo:font-size="10.5pt" fo:language="en" fo:country="AU" officeooo:rsid="007030eb" style:font-size-asian="10.5pt" style:font-name-complex="Arial" style:font-size-complex="10.5pt"/>
    </style:style>
    <style:style style:name="T50" style:family="text">
      <style:text-properties fo:font-size="10.5pt" fo:language="en" fo:country="AU" officeooo:rsid="007356d4" style:font-size-asian="10.5pt" style:font-name-complex="Arial" style:font-size-complex="10.5pt"/>
    </style:style>
    <style:style style:name="T51" style:family="text">
      <style:text-properties fo:font-size="10.5pt" fo:language="en" fo:country="AU" fo:font-style="normal" fo:font-weight="normal" officeooo:rsid="007356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52" style:family="text">
      <style:text-properties fo:font-weight="bold" style:font-weight-asian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302d02" style:font-size-asian="10pt" style:font-size-complex="10pt"/>
    </style:style>
    <style:style style:name="T56" style:family="text">
      <style:text-properties fo:font-size="10pt" officeooo:rsid="00244d66" style:font-size-asian="10pt" style:font-size-complex="10pt"/>
    </style:style>
    <style:style style:name="T57" style:family="text">
      <style:text-properties fo:font-size="10pt" officeooo:rsid="0025720c" style:font-size-asian="10pt" style:font-size-complex="10pt"/>
    </style:style>
    <style:style style:name="T58" style:family="text">
      <style:text-properties fo:font-size="10pt" officeooo:rsid="00348b0c" style:font-size-asian="10pt" style:font-size-complex="10pt"/>
    </style:style>
    <style:style style:name="T59" style:family="text">
      <style:text-properties fo:font-size="10pt" officeooo:rsid="00435f6b" style:font-size-asian="10pt" style:font-size-complex="10pt"/>
    </style:style>
    <style:style style:name="T60" style:family="text">
      <style:text-properties fo:font-size="10pt" officeooo:rsid="00618e96" style:font-size-asian="10pt" style:font-size-complex="10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0618e96"/>
    </style:style>
    <style:style style:name="T63" style:family="text">
      <style:text-properties officeooo:rsid="007356d4"/>
    </style:style>
    <style:style style:name="T64" style:family="text">
      <style:text-properties style:font-name="inherit" fo:font-size="10.5pt" style:text-underline-style="solid" style:text-underline-width="auto" style:text-underline-color="font-color" style:font-size-asian="10.5pt" style:font-size-complex="10.5pt" loext:padding="0cm" loext:border="none"/>
    </style:style>
    <style:style style:name="T65" style:family="text">
      <style:text-properties officeooo:rsid="0076e9c2"/>
    </style:style>
    <style:style style:name="T66" style:family="text">
      <style:text-properties officeooo:rsid="00777e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athan Yin</text:p>
      <text:p text:style-name="P8"><text:span text:style-name="T3">Sydney </text:span><text:span text:style-name="T7">2137</text:span><text:span text:style-name="T1"> | </text:span><text:span text:style-name="T3">0415769466</text:span><text:span text:style-name="T1"> | </text:span><text:a xlink:type="simple" xlink:href="mailto:nathanzjyin@gmail.com" text:style-name="Internet_20_link" text:visited-style-name="Visited_20_Internet_20_Link"><text:span text:style-name="T3">nathanzjyin@gmail.com</text:span></text:a><text:span text:style-name="T3"> </text:span><text:span text:style-name="T1">| </text:span><text:span text:style-name="T3">Australian Citizen</text:span><text:span text:style-name="T1"> </text:span><text:span text:style-name="T4">| <text:s/></text:span><text:a xlink:type="simple" xlink:href="https://yinnerston.github.io/" text:style-name="Internet_20_link" text:visited-style-name="Visited_20_Internet_20_Link"><text:span text:style-name="T6">https://yinnerston.github.io</text:span></text:a><text:span text:style-name="T6"> </text:span><text:span text:style-name="T4"><text:s/></text:span><text:span text:style-name="T5">| <text:s/></text:span><text:a xlink:type="simple" xlink:href="https://www.linkedin.com/in/nathanyin/" text:style-name="Internet_20_link" text:visited-style-name="Visited_20_Internet_20_Link"><text:span text:style-name="T5">https://www.linkedin.com/in/nathanyin/</text:span></text:a><text:span text:style-name="T5"> <text:s/></text:span><text:span text:style-name="T6">| </text:span><text:a xlink:type="simple" xlink:href="https://github.com/Yinnerston" text:style-name="Internet_20_link" text:visited-style-name="Visited_20_Internet_20_Link"><text:span text:style-name="T6">https://github.com/Yinnerston</text:span></text:a><text:span text:style-name="T6"> </text:span></text:p>
      <text:p text:style-name="P9"/>
      <text:p text:style-name="P1">Objective</text:p>
      <text:p text:style-name="P24"><text:span text:style-name="T65">I’m looking for a job to complement my part-time Computer Science education at UNSW. </text:span><text:span text:style-name="T66">I consider myself a full-stack web developer in training</text:span><text:span text:style-name="T63">. </text:span><text:span text:style-name="T66">I’ve worked on my own startup idea full-time whilst juggling uni in the past, so I’ve learnt the value of hard work and putting your best effort into even mundane tasks.</text:span><text:span text:style-name="T63"> I like to host my own websites.</text:span></text:p>
      <text:p text:style-name="P10"/>
      <text:p text:style-name="P1">Education</text:p>
      <text:p text:style-name="P27"><text:span text:style-name="T11">N</text:span><text:span text:style-name="T10">orth Sydney Boys High School | ATAR 96</text:span></text:p>
      <text:p text:style-name="P26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7">2020</text:span><text:span text:style-name="T15"> – </text:span><text:span text:style-name="T22">Expected Graduation </text:span><text:span text:style-name="T25">in </text:span><text:span text:style-name="T24">2024</text:span><text:span text:style-name="T16">.</text:span><text:span text:style-name="T2"> </text:span><text:span text:style-name="T10"><text:tab/></text:span></text:p>
      <text:p text:style-name="P5"/>
      <text:p text:style-name="P15"><text:span text:style-name="T52">Projects</text:span><text:span text:style-name="T28"> </text:span><text:span text:style-name="T33"><text:s/></text:span></text:p>
      <text:p text:style-name="P16"><text:span text:style-name="T32">Teaser: </text:span><text:span text:style-name="T34">Reverse Engineered Tiktok</text:span><text:span text:style-name="T32"> </text:span><text:a xlink:type="simple" xlink:href="https://teasernsfw.com/" text:style-name="Internet_20_link" text:visited-style-name="Visited_20_Internet_20_Link">https://teasernsfw.com</text:a><text:span text:style-name="T32"><text:tab/><text:tab/></text:span><text:span text:style-name="T30">February 2023-Present</text:span></text:p>
      <text:p text:style-name="P17"><text:span text:style-name="T36">I reverse engineered</text:span><text:span text:style-name="T35"> Tiktok using React Native and Django </text:span><text:span text:style-name="T36">as a solo developer</text:span><text:span text:style-name="T35">. </text:span><text:span text:style-name="T37">I worked full-time on this startup whilst attending university.</text:span><text:span text:style-name="T35"> <text:s/></text:span><text:a xlink:type="simple" xlink:href="https://github.com/Yinnerston/Teaser" text:style-name="Internet_20_link" text:visited-style-name="Visited_20_Internet_20_Link">https://github.com/Yinnerston/Teaser</text:a><text:span text:style-name="T35"> </text:span></text:p>
      <text:list text:style-name="L1">
        <text:list-item>
          <text:p text:style-name="P19"><text:span text:style-name="T50">Independently research the best system architecture based on my own manpower, experience and future scalability. I i</text:span><text:span text:style-name="T42">nterviewed </text:span><text:span text:style-name="T46">dozens of </text:span><text:span text:style-name="T42">potential users to gather a set of requirements, transform</text:span><text:span text:style-name="T46">ing</text:span><text:span text:style-name="T42"> the requirements to an Agile Inception Deck with corresponding epics/user stories on Jira.</text:span></text:p>
        </text:list-item>
        <text:list-item>
          <text:p text:style-name="P20"><text:span text:style-name="T42">I formulated best practices for application development such as </text:span><text:span text:style-name="T43">isolating business logic in a service layer after running custom sanitization and validation routines. </text:span><text:span text:style-name="T45">I </text:span><text:span text:style-name="T42">i</text:span><text:span text:style-name="T45">mplemented</text:span><text:span text:style-name="T44"> REST API design best practices like health checks, versioning, pagination, and ISO8601 UTC dates </text:span><text:span text:style-name="T42">as standardisation for future contributors</text:span><text:span text:style-name="T44">.</text:span><text:span text:style-name="T43"> </text:span><text:span text:style-name="T46">This greatly improved both the predictability and readability of my code, allowing me more efficiently switch between frontend Javascript and backend Python between sprints</text:span><text:span text:style-name="T43">. </text:span></text:p>
        </text:list-item>
        <text:list-item>
          <text:p text:style-name="P20"><text:span text:style-name="T43">I </text:span><text:span text:style-name="T42">implemented a mobile video editor, full-text search with a custom search vector and an infinitely scrolling video feed. I also implemented a token-based authentication scheme, comments on posts using a closure table, and user profiles. I gained experience validating forms and managing server state in interactive applications with React Query.</text:span></text:p>
        </text:list-item>
        <text:list-item>
          <text:p text:style-name="P20"><text:span text:style-name="T43">I </text:span><text:span text:style-name="T42">implemented performance optimizations such as</text:span><text:span text:style-name="T48"> optimal database index usage </text:span><text:span text:style-name="T42">and denormalization</text:span><text:span text:style-name="T48"> and applied them to the relevant data, </text:span><text:span text:style-name="T49">then validated with </text:span><text:span text:style-name="T42">PostgreSQL </text:span><text:span text:style-name="T49">EXPLAIN ANALYZE</text:span><text:span text:style-name="T48">. </text:span><text:span text:style-name="T42">I read textbooks to identify anti-patterns in my data models, and aggresively cachedAPI responses and React components. </text:span></text:p>
        </text:list-item>
        <text:list-item>
          <text:p text:style-name="P20"><text:span text:style-name="T43">I </text:span><text:span text:style-name="T42">learnt a system for how to write documentation for future contributors. I combined technical diagramming with written documentation. I open sourced the project which gave me perspective on how to explain systems to new contributors. You can read the documentation here: </text:span><text:a xlink:type="simple" xlink:href="https://yinnerston.github.io/Teaser/" text:style-name="Internet_20_link" text:visited-style-name="Visited_20_Internet_20_Link">https://yinnerston.github.io/Teaser/</text:a><text:span text:style-name="T42"> </text:span></text:p>
        </text:list-item>
        <text:list-item>
          <text:p text:style-name="P23">Implemented <text:span text:style-name="T62">monitoring of docker container, application and cache database</text:span> metrics through Prometheus + Grafana <text:span text:style-name="T62">dashboards</text:span>. <text:span text:style-name="T62">Implemented Exception logging with Sentry.</text:span></text:p>
        </text:list-item>
        <text:list-item>
          <text:p text:style-name="P21"><text:span text:style-name="T42">Created partitioning and horizontal scalability strategy for the Django application and PostgreSQL </text:span><text:span text:style-name="T46">on cloud providers</text:span><text:span text:style-name="T42">.</text:span></text:p>
        </text:list-item>
        <text:list-item>
          <text:p text:style-name="P25"><text:span text:style-name="T51">Android Play Store Link: </text:span><text:a xlink:type="simple" xlink:href="https://play.google.com/store/apps/details?id=com.yinnerston.teaser" office:target-frame-name="_blank" xlink:show="new" text:style-name="Internet_20_link" text:visited-style-name="Visited_20_Internet_20_Link"><text:span text:style-name="T64">https://play.google.com/store/apps/details?id=com.yinnerston.teaser</text:span></text:a></text:p>
        </text:list-item>
        <text:list-item>
          <text:p text:style-name="P22"><text:span text:style-name="T41">Related Skills</text:span><text:span text:style-name="T42">: Javascript, Python, React Native (Expo, React Query, Jotai), Django </text:span><text:span text:style-name="T45">(Django Ninja, </text:span><text:span text:style-name="T47">Swagger</text:span><text:span text:style-name="T45">)</text:span><text:span text:style-name="T42">, PostgreSQL, Docker, Prometheus, Grafana, Redis, Nginx, </text:span><text:span text:style-name="T50">Local deployments on Ubuntu</text:span><text:span text:style-name="T42"> Mermaid, </text:span><text:span text:style-name="T43">FFMPEG</text:span></text:p>
        </text:list-item>
      </text:list>
      <text:p text:style-name="P14"><text:span text:style-name="T27">Check out my </text:span><text:a xlink:type="simple" xlink:href="https://github.com/Yinnerston" text:style-name="Internet_20_link" text:visited-style-name="Visited_20_Internet_20_Link"><text:span text:style-name="T8">Github</text:span></text:a><text:span text:style-name="T27"> for some other projects like </text:span><text:a xlink:type="simple" xlink:href="https://github.com/Yinnerston/memefeed" text:style-name="Internet_20_link" text:visited-style-name="Visited_20_Internet_20_Link">Memefeed</text:a><text:span text:style-name="T31">, </text:span><text:span text:style-name="T27"><text:s/></text:span><text:a xlink:type="simple" xlink:href="https://github.com/Yinnerston/Stream-Data-Processing" text:style-name="Internet_20_link" text:visited-style-name="Visited_20_Internet_20_Link"><text:span text:style-name="T8">Stream Data Processing</text:span></text:a><text:span text:style-name="T8">, </text:span><text:span text:style-name="T9">or</text:span><text:span text:style-name="T27"> </text:span><text:a xlink:type="simple" xlink:href="https://github.com/Yinnerston/data-engineering-zoomcamp" text:style-name="Internet_20_link" text:visited-style-name="Visited_20_Internet_20_Link"><text:span text:style-name="T8">Google Cloud Data Pipeline</text:span></text:a><text:span text:style-name="T29">.</text:span></text:p>
      <text:p text:style-name="P4"/>
      <text:p text:style-name="P3">Experience</text:p>
      <text:p text:style-name="P12"><text:span text:style-name="T12">University of Western Australia</text:span><text:span text:style-name="T10"> | </text:span><text:span text:style-name="T12">Online</text:span><text:span text:style-name="T15"><text:tab/><text:tab/><text:tab/></text:span><text:span text:style-name="T18">Casual 2020-2022</text:span></text:p>
      <text:p text:style-name="P12"><text:span text:style-name="T19">Research Assistant / </text:span><text:span text:style-name="T21">University of Western Australia</text:span><text:span text:style-name="T20"> Law School</text:span><text:span text:style-name="T10"><text:tab/><text:tab/></text:span></text:p>
      <text:p text:style-name="P12"><text:span text:style-name="T55">Modeled data for seminar</text:span><text:span text:style-name="T56"> </text:span><text:span text:style-name="T57">slides</text:span><text:span text:style-name="T56"> using </text:span><text:span text:style-name="T60">the</text:span><text:span text:style-name="T56"> </text:span><text:span text:style-name="T55">Microsoft </text:span><text:span text:style-name="T58">Office Suite </text:span><text:span text:style-name="T59">for Professor Rick Krever and Peter Mellor</text:span><text:span text:style-name="T54">.</text:span></text:p>
      <text:p text:style-name="P11"/>
      <text:p text:style-name="P2">Activities</text:p>
      <text:p text:style-name="P13"><text:a xlink:type="simple" xlink:href="https://yessoku.xyz/" text:style-name="Internet_20_link" text:visited-style-name="Visited_20_Internet_20_Link"><text:span text:style-name="T13">Yessoku Band</text:span></text:a><text:span text:style-name="T10"> </text:span><text:span text:style-name="T14">2023 </text:span><text:span text:style-name="T10">| </text:span><text:span text:style-name="T12">Sydney</text:span><text:span text:style-name="T40">. </text:span><text:span text:style-name="T39">Lead Guitarist and vocalist.</text:span></text:p>
      <text:p text:style-name="P6"><text:a xlink:type="simple" xlink:href="https://github.com/Dammshine/BSAI-hackerathon" text:style-name="Internet_20_link" text:visited-style-name="Visited_20_Internet_20_Link">DSAi Hackathon 2023</text:a> | Sydney, UTS Startups. <text:span text:style-name="T61">Team project using LlamaIndex and scraped tweets + HTML to make ChatGPT embeddings to predict BHP stock price sentiment.</text:span></text:p>
      <text:p text:style-name="P7"><text:a xlink:type="simple" xlink:href="https://github.com/tunedin-ctrl/Hackathon22" text:style-name="Internet_20_link" text:visited-style-name="Visited_20_Internet_20_Link"><text:span text:style-name="T53">UNSW CSE Hackathon 2022</text:span></text:a><text:span text:style-name="T53"> | Sydney, UNSW.</text:span><text:span text:style-name="T61"> Team project using Docker, React, and Google API calls to create a chrome extension that displays related search terms to highlighted tex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59</meta:editing-cycles>
    <meta:print-date>2019-09-03T17:29:00</meta:print-date>
    <meta:creation-date>2019-09-03T17:29:00</meta:creation-date>
    <dc:date>2023-07-13T17:04:35.813000000</dc:date>
    <meta:editing-duration>P1DT1H38M51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28" meta:word-count="573" meta:character-count="4072" meta:non-whitespace-character-count="3513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